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adauk Book" svg:font-family="'Padauk Book'" style:font-pitch="variable"/>
    <style:font-face style:name="inherit" svg:font-family="inherit"/>
    <style:font-face style:name="var ff-mono" svg:font-family="'var ff-mono'"/>
  </office:font-face-decls>
  <office:automatic-styles>
    <style:style style:name="P1" style:family="paragraph" style:parent-style-name="Text_20_body">
      <style:text-properties officeooo:rsid="00142b1f" officeooo:paragraph-rsid="00142b1f"/>
    </style:style>
    <style:style style:name="P2" style:family="paragraph" style:parent-style-name="Subtitle">
      <style:text-properties officeooo:rsid="00142b1f" officeooo:paragraph-rsid="00142b1f"/>
    </style:style>
    <style:style style:name="P3" style:family="paragraph" style:parent-style-name="Title">
      <style:text-properties style:font-name="Padauk Book" officeooo:rsid="00135124" officeooo:paragraph-rsid="001351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KOB4 User Guide</text:p>
      <text:p text:style-name="P2">Version 4.1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adauk Book" svg:font-family="'Padauk Book'" style:font-pitch="variable"/>
    <style:font-face style:name="inherit" svg:font-family="inherit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23:29:50.202501641</meta:creation-date>
    <dc:date>2023-12-12T09:15:56.061989452</dc:date>
    <meta:editing-duration>PT2M39S</meta:editing-duration>
    <meta:editing-cycles>1</meta:editing-cycles>
    <meta:document-statistic meta:table-count="0" meta:image-count="0" meta:object-count="0" meta:page-count="1" meta:paragraph-count="2" meta:word-count="5" meta:character-count="27" meta:non-whitespace-character-count="24"/>
    <meta:generator>LibreOffice/7.3.7.2$Linux_X86_64 LibreOffice_project/30$Build-2</meta:generator>
  </office:meta>
</office:document-meta>
</file>